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ice.providers( Class c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.providers( Class cls , boolean returnInstances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8">
            <text:p text:style-name="Table_20_Contents">8</text:p>
          </table:table-cell>
          <table:table-cell office:value-type="float" office:value="56">
            <text:p text:style-name="Table_20_Contents">5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